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1.376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7.675cm"/>
    </style:style>
    <style:style style:name="co18" style:family="table-column">
      <style:table-column-properties fo:break-before="auto" style:column-width="2.833cm"/>
    </style:style>
    <style:style style:name="co19" style:family="table-column">
      <style:table-column-properties fo:break-before="auto" style:column-width="4.826cm"/>
    </style:style>
    <style:style style:name="co20" style:family="table-column">
      <style:table-column-properties fo:break-before="auto" style:column-width="2.729cm"/>
    </style:style>
    <style:style style:name="co21" style:family="table-column">
      <style:table-column-properties fo:break-before="auto" style:column-width="1.813cm"/>
    </style:style>
    <style:style style:name="co22" style:family="table-column">
      <style:table-column-properties fo:break-before="auto" style:column-width="8.927cm"/>
    </style:style>
    <style:style style:name="co23" style:family="table-column">
      <style:table-column-properties fo:break-before="auto" style:column-width="8.557cm"/>
    </style:style>
    <style:style style:name="co24" style:family="table-column">
      <style:table-column-properties fo:break-before="auto" style:column-width="0.9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5.054cm" fo:break-before="auto" style:use-optimal-row-height="true"/>
    </style:style>
    <style:style style:name="ro8" style:family="table-row">
      <style:table-row-properties style:row-height="0.342cm" fo:break-before="auto" style:use-optimal-row-height="true"/>
    </style:style>
    <style:style style:name="ro9" style:family="table-row">
      <style:table-row-properties style:row-height="0.884cm" fo:break-before="auto" style:use-optimal-row-height="true"/>
    </style:style>
    <style:style style:name="ro10" style:family="table-row">
      <style:table-row-properties style:row-height="1.492cm" fo:break-before="auto" style:use-optimal-row-height="true"/>
    </style:style>
    <style:style style:name="ro11" style:family="table-row">
      <style:table-row-properties style:row-height="2.796cm" fo:break-before="auto" style:use-optimal-row-height="true"/>
    </style:style>
    <style:style style:name="ro12" style:family="table-row">
      <style:table-row-properties style:row-height="0.61cm" fo:break-before="auto" style:use-optimal-row-height="true"/>
    </style:style>
    <style:style style:name="ro13" style:family="table-row">
      <style:table-row-properties style:row-height="0.921cm" fo:break-before="auto" style:use-optimal-row-height="true"/>
    </style:style>
    <style:style style:name="ro14" style:family="table-row">
      <style:table-row-properties style:row-height="1.207cm" fo:break-before="auto" style:use-optimal-row-height="true"/>
    </style:style>
    <style:style style:name="ro15" style:family="table-row">
      <style:table-row-properties style:row-height="1.976cm" fo:break-before="auto" style:use-optimal-row-height="true"/>
    </style:style>
    <style:style style:name="ro16" style:family="table-row">
      <style:table-row-properties style:row-height="2.277cm" fo:break-before="auto" style:use-optimal-row-height="false"/>
    </style:style>
    <style:style style:name="ro17" style:family="table-row">
      <style:table-row-properties style:row-height="2.346cm" fo:break-before="auto" style:use-optimal-row-height="true"/>
    </style:style>
    <style:style style:name="ro18" style:family="table-row">
      <style:table-row-properties style:row-height="0.852cm" fo:break-before="auto" style:use-optimal-row-height="true"/>
    </style:style>
    <style:style style:name="ro19" style:family="table-row">
      <style:table-row-properties style:row-height="2.413cm" fo:break-before="auto" style:use-optimal-row-height="false"/>
    </style:style>
    <style:style style:name="ro20" style:family="table-row">
      <style:table-row-properties style:row-height="2.249cm" fo:break-before="auto" style:use-optimal-row-height="true"/>
    </style:style>
    <style:style style:name="ro21" style:family="table-row">
      <style:table-row-properties style:row-height="0.369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0.637cm" fo:break-before="auto" style:use-optimal-row-height="true"/>
    </style:style>
    <style:style style:name="ro24" style:family="table-row">
      <style:table-row-properties style:row-height="1.104cm" fo:break-before="auto" style:use-optimal-row-height="true"/>
    </style:style>
    <style:style style:name="ro25" style:family="table-row">
      <style:table-row-properties style:row-height="2.632cm" fo:break-before="auto" style:use-optimal-row-height="true"/>
    </style:style>
    <style:style style:name="ro26" style:family="table-row">
      <style:table-row-properties style:row-height="3.898cm" fo:break-before="auto" style:use-optimal-row-height="true"/>
    </style:style>
    <style:style style:name="ro27" style:family="table-row">
      <style:table-row-properties style:row-height="3.353cm" fo:break-before="auto" style:use-optimal-row-height="true"/>
    </style:style>
    <style:style style:name="ro28" style:family="table-row">
      <style:table-row-properties style:row-height="3.627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4.172cm" fo:break-before="auto" style:use-optimal-row-height="true"/>
    </style:style>
    <style:style style:name="ro32" style:family="table-row">
      <style:table-row-properties style:row-height="1.157cm" fo:break-before="auto" style:use-optimal-row-height="true"/>
    </style:style>
    <style:style style:name="ro33" style:family="table-row">
      <style:table-row-properties style:row-height="6.639cm" fo:break-before="auto" style:use-optimal-row-height="true"/>
    </style:style>
    <style:style style:name="ro34" style:family="table-row">
      <style:table-row-properties style:row-height="0.579cm" fo:break-before="auto" style:use-optimal-row-height="true"/>
    </style:style>
    <style:style style:name="ro35" style:family="table-row">
      <style:table-row-properties style:row-height="2.157cm" fo:break-before="auto" style:use-optimal-row-height="true"/>
    </style:style>
    <style:style style:name="ro36" style:family="table-row">
      <style:table-row-properties style:row-height="0.462cm" fo:break-before="auto" style:use-optimal-row-height="true"/>
    </style:style>
    <style:style style:name="ro37" style:family="table-row">
      <style:table-row-properties style:row-height="0.859cm" fo:break-before="auto" style:use-optimal-row-height="true"/>
    </style:style>
    <style:style style:name="ro38" style:family="table-row">
      <style:table-row-properties style:row-height="1.993cm" fo:break-before="auto" style:use-optimal-row-height="true"/>
    </style:style>
    <style:style style:name="ro39" style:family="table-row">
      <style:table-row-properties style:row-height="1.166cm" fo:break-before="auto" style:use-optimal-row-height="true"/>
    </style:style>
    <style:style style:name="ro40" style:family="table-row">
      <style:table-row-properties style:row-height="0.34cm" fo:break-before="auto" style:use-optimal-row-height="true"/>
    </style:style>
    <style:style style:name="ro41" style:family="table-row">
      <style:table-row-properties style:row-height="0.3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3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5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border="none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1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2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7" style:family="table-cell" style:parent-style-name="Default">
      <style:text-properties fo:font-size="7pt" style:font-size-asian="7pt" style:font-size-complex="7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4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7pt" style:font-size-asian="7pt" style:font-size-complex="7pt"/>
    </style:style>
    <style:style style:name="ce42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color="#3c3c3c" fo:font-size="7pt" fo:country="none" style:country-asian="none" style:country-complex="none" style:font-size-asian="7pt" style:font-size-complex="7pt"/>
    </style:style>
    <style:style style:name="T4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7" style:family="text">
      <style:text-properties fo:font-size="7pt" fo:country="none" style:country-asian="none" style:country-complex="none" style:font-size-asian="7pt" style:font-size-complex="7pt"/>
    </style:style>
    <style:style style:name="T8" style:family="text">
      <style:text-properties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untry="none" style:country-asian="none" style:country-complex="none"/>
    </style:style>
    <style:style style:name="T11" style:family="text">
      <style:text-properties fo:country="none" style:country-asian="none" style:country-complex="none"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4" style:family="text">
      <style:text-properties fo:color="#000000" fo:font-size="7pt" style:font-size-asian="7pt" style:font-size-complex="7pt"/>
    </style:style>
    <style:style style:name="T15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2" table:formula="of:=TODAY()" office:value-type="date" office:date-value="2014-07-03" calcext:value-type="date">
            <text:p>03.07.14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3" office:value-type="string" calcext:value-type="string">
            <text:p>Mustermann</text:p>
          </table:table-cell>
        </table:table-row>
        <table:table-row table:style-name="ro3">
          <table:table-cell table:style-name="ce1" office:value-type="string" calcext:value-type="string">
            <text:p>Surname: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2">
          <table:table-cell table:style-name="ce1" office:value-type="string" calcext:value-type="string">
            <text:p>Email:</text:p>
          </table:table-cell>
          <table:table-cell table:style-name="ce3" office:value-type="string" calcext:value-type="string">
            <text:p><text:a xlink:href="mailto:Max.mustermann@itemis.de" xlink:type="simpl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 calcext:value-type="string">
            <text:p>Operating System Used:</text:p>
          </table:table-cell>
          <table:table-cell table:style-name="ce3" office:value-type="string" calcext:value-type="string">
            <text:p>Win7 x64</text:p>
          </table:table-cell>
        </table:table-row>
        <table:table-row table:style-name="ro4">
          <table:table-cell table:style-name="ce1" office:value-type="string" calcext:value-type="string">
            <text:p>Yakindu Version</text:p>
          </table:table-cell>
          <table:table-cell table:style-name="ce3" office:value-type="string" calcext:value-type="string">
            <text:p>SCT 2 Release</text:p>
          </table:table-cell>
        </table:table-row>
        <table:table-row table:style-name="ro1">
          <table:table-cell table:style-name="ce1" office:value-type="string" calcext:value-type="string">
            <text:p>Eclipse Version</text:p>
          </table:table-cell>
          <table:table-cell table:style-name="ce3" office:value-type="string" calcext:value-type="string">
            <text:p>Kepler (4.3)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6">
          <table:table-cell table:style-name="ce6" office:value-type="string" calcext:value-type="string">
            <text:p>T1.1</text:p>
          </table:table-cell>
          <table:table-cell table:style-name="ce6" office:value-type="string" calcext:value-type="string">
            <text:p>Add Yakindu plugins</text:p>
          </table:table-cell>
          <table:table-cell table:style-name="ce17" office:value-type="string" calcext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1" office:value-type="string" calcext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juno/milestones/" xlink:type="simple">http://updates.yakindu.com/juno/milestones/</text:a> as Location</text:p>
            <text:p>Click on <text:span text:style-name="T2">OK</text:span> button</text:p>
          </table:table-cell>
          <table:table-cell table:style-name="ce21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1.2</text:p>
          </table:table-cell>
          <table:table-cell table:style-name="ce6" office:value-type="string" calcext:value-type="string">
            <text:p>Install Yakindu</text:p>
          </table:table-cell>
          <table:table-cell table:style-name="ce6" office:value-type="string" calcext:value-type="string">
            <text:p>T1.1</text:p>
          </table:table-cell>
          <table:table-cell table:style-name="ce21" office:value-type="string" calcext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25" office:value-type="string" calcext:value-type="string">
            <text:p>An information box asking you to restart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1.3</text:p>
          </table:table-cell>
          <table:table-cell table:style-name="ce6" office:value-type="string" calcext:value-type="string">
            <text:p>Complete the installation</text:p>
          </table:table-cell>
          <table:table-cell table:style-name="ce6" office:value-type="string" calcext:value-type="string">
            <text:p>T1.2</text:p>
          </table:table-cell>
          <table:table-cell table:style-name="ce22" office:value-type="string" calcext:value-type="string">
            <text:p>Accept to restart Eclipse</text:p>
            <text:p><text:span text:style-name="T3">Select </text:span><text:span text:style-name="T4">Help-&gt;About Eclipse</text:span></text:p>
            <text:p><text:span text:style-name="T3">Click on </text:span><text:span text:style-name="T4">Installation Details</text:span><text:span text:style-name="T3"> button</text:span></text:p>
            <text:p><text:span text:style-name="T3">Select the </text:span><text:span text:style-name="T4">Plug-ins</text:span><text:span text:style-name="T3"> tab</text:span></text:p>
          </table:table-cell>
          <table:table-cell table:style-name="ce21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18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9">
          <table:table-cell table:style-name="ce6" office:value-type="string" calcext:value-type="string">
            <text:p>T2.1</text:p>
          </table:table-cell>
          <table:table-cell table:style-name="ce6" office:value-type="string" calcext:value-type="string">
            <text:p>Create a Java project</text:p>
          </table:table-cell>
          <table:table-cell table:style-name="ce6" office:value-type="string" calcext:value-type="string">
            <text:p>T1.3</text:p>
          </table:table-cell>
          <table:table-cell table:style-name="ce21" office:value-type="string" calcext:value-type="string">
            <text:p>Click on <text:span text:style-name="T1">File-&gt;New-&gt;Java Project</text:span></text:p>
            <text:p><text:span text:style-name="T5">Enter </text:span><text:span text:style-name="T1">TestProject</text:span><text:span text:style-name="T5"> as new project name</text:span></text:p>
            <text:p><text:span text:style-name="T5">Click on </text:span><text:span text:style-name="T1">Finish</text:span><text:span text:style-name="T5"> button to create the project</text:span></text:p>
          </table:table-cell>
          <table:table-cell table:style-name="ce21" office:value-type="string" calcext:value-type="string">
            <text:p>An new project TestProject is created in the workspac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2</text:p>
          </table:table-cell>
          <table:table-cell table:style-name="ce6" office:value-type="string" calcext:value-type="string">
            <text:p>Create a statechart</text:p>
          </table:table-cell>
          <table:table-cell table:style-name="ce6" office:value-type="string" calcext:value-type="string">
            <text:p>T2.1</text:p>
          </table:table-cell>
          <table:table-cell table:style-name="ce21" office:value-type="string" calcext:value-type="string">
            <text:p><text:span text:style-name="T5">Press </text:span><text:span text:style-name="T1">Ctrl-N</text:span><text:span text:style-name="T5"> to open the New Wizard</text:span></text:p>
            <text:p><text:span text:style-name="T5">Expand the </text:span><text:span text:style-name="T1">Yakindu</text:span><text:span text:style-name="T5"> tree entry and select </text:span><text:span text:style-name="T1">Yakindu Statechart Model</text:span></text:p>
            <text:p><text:span text:style-name="T5">Click on </text:span><text:span text:style-name="T1">Next</text:span></text:p>
            <text:p><text:span text:style-name="T5">Enter </text:span><text:span text:style-name="T6">Staircase.sct</text:span><text:span text:style-name="T5"> as name and click on </text:span><text:span text:style-name="T1">Finish</text:span><text:span text:style-name="T5"> button to create the statechart</text:span></text:p>
          </table:table-cell>
          <table:table-cell table:style-name="ce25" office:value-type="string" calcext:value-type="string">
            <text:p>Confirm Perspective Switch dialog pops up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1">
          <table:table-cell table:style-name="ce6" office:value-type="string" calcext:value-type="string">
            <text:p>T2.3</text:p>
          </table:table-cell>
          <table:table-cell table:style-name="ce6" office:value-type="string" calcext:value-type="string">
            <text:p>Complete statechart creating</text:p>
          </table:table-cell>
          <table:table-cell table:style-name="ce6" office:value-type="string" calcext:value-type="string">
            <text:p>T2.2</text:p>
          </table:table-cell>
          <table:table-cell table:style-name="ce28" office:value-type="string" calcext:value-type="string">
            <text:p><text:span text:style-name="T7">Click on </text:span><text:span text:style-name="T8">Yes</text:span><text:span text:style-name="T7"> button to enable the yakindu modeling perspective</text:span></text:p>
          </table:table-cell>
          <table:table-cell table:style-name="ce21" office:value-type="string" calcext:value-type="string">
            <text:p>A file named <text:span text:style-name="T9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4</text:p>
          </table:table-cell>
          <table:table-cell table:style-name="ce6" office:value-type="string" calcext:value-type="string">
            <text:p>Open Properties View</text:p>
          </table:table-cell>
          <table:table-cell table:style-name="ce6" office:value-type="string" calcext:value-type="string">
            <text:p>T2.3</text:p>
          </table:table-cell>
          <table:table-cell table:style-name="ce21" office:value-type="string" calcext:value-type="string">
            <text:p>Do a right click on the state to open the context menu</text:p>
            <text:p>Select Show Properties View</text:p>
          </table:table-cell>
          <table:table-cell table:style-name="ce21" office:value-type="string" calcext:value-type="string">
            <text:p>The properties view is opened displaying the selected state propertie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6" office:value-type="string" calcext:value-type="string">
            <text:p>T2.5</text:p>
          </table:table-cell>
          <table:table-cell table:style-name="ce6" office:value-type="string" calcext:value-type="string">
            <text:p>Change state name</text:p>
          </table:table-cell>
          <table:table-cell table:style-name="ce6" office:value-type="string" calcext:value-type="string">
            <text:p>T2.4</text:p>
          </table:table-cell>
          <table:table-cell table:style-name="ce21" office:value-type="string" calcext:value-type="string">
            <text:p>Enter <text:span text:style-name="T9">LightOff</text:span> as new “State name:” in properties view</text:p>
            <text:p>Press tab to change focus</text:p>
          </table:table-cell>
          <table:table-cell table:style-name="ce21" office:value-type="string" calcext:value-type="string">
            <text:p>The states name should change to<text:span text:style-name="T9"> LightOff</text:span></text:p>
            <text:p>The error markers disappear</text:p>
            <text:p>The editor is marked as dir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2.6</text:p>
          </table:table-cell>
          <table:table-cell table:style-name="ce6" office:value-type="string" calcext:value-type="string">
            <text:p>Create the LightOn State</text:p>
          </table:table-cell>
          <table:table-cell table:style-name="ce6" office:value-type="string" calcext:value-type="string">
            <text:p>T2.5</text:p>
          </table:table-cell>
          <table:table-cell table:style-name="ce21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9">LightOn</text:span></text:p>
          </table:table-cell>
          <table:table-cell table:style-name="ce21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7</text:p>
          </table:table-cell>
          <table:table-cell table:style-name="ce6" office:value-type="string" calcext:value-type="string">
            <text:p>Create a variable and an event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8</text:p>
          </table:table-cell>
          <table:table-cell table:style-name="ce6" office:value-type="string" calcext:value-type="string">
            <text:p>Add actions to states</text:p>
          </table:table-cell>
          <table:table-cell table:style-name="ce6" office:value-type="string" calcext:value-type="string">
            <text:p>T2.7</text:p>
          </table:table-cell>
          <table:table-cell table:style-name="ce21" office:value-type="string" calcext:value-type="string">
            <text:p>Enter following code in state specification of state <text:span text:style-name="T9">LightOff</text:span>:</text:p>
            <text:p/>
            <text:p>entry / light = false</text:p>
            <text:p/>
            <text:p>Enter following code in state specification of state <text:span text:style-name="T9">LightOn</text:span>:</text:p>
            <text:p/>
            <text:p>entry / light = true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6">
          <table:table-cell table:style-name="ce6" office:value-type="string" calcext:value-type="string">
            <text:p>T2.9</text:p>
          </table:table-cell>
          <table:table-cell table:style-name="ce6" office:value-type="string" calcext:value-type="string">
            <text:p>Create Transitions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Click on the Transition icon in the palette view</text:p>
            <text:p>Connect the <text:span text:style-name="T9">LightOff</text:span> state with the <text:span text:style-name="T9">LightOn</text:span> state</text:p>
            <text:p>Enter event k<text:span text:style-name="T9">eypress</text:span> as trigger</text:p>
            <text:p>Create a second Transition from <text:span text:style-name="T9">LightOn</text:span> to <text:span text:style-name="T9">LightOff</text:span> state</text:p>
            <text:p>Enter <text:span text:style-name="T9">after 30s</text:span> as trigger</text:p>
          </table:table-cell>
          <table:table-cell table:style-name="ce21" office:value-type="string" calcext:value-type="string">
            <text:p>A new transition with trigger <text:span text:style-name="T9">keypress</text:span> is created</text:p>
            <text:p>A new transition with trigger <text:span text:style-name="T9">after 30s</text:span> is creat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7">
          <table:table-cell table:style-name="ce6" office:value-type="string" calcext:value-type="string">
            <text:p>T2.10</text:p>
          </table:table-cell>
          <table:table-cell table:style-name="ce6" office:value-type="string" calcext:value-type="string">
            <text:p>Add additional elements</text:p>
          </table:table-cell>
          <table:table-cell table:style-name="ce6" office:value-type="string" calcext:value-type="string">
            <text:p>T2.9</text:p>
          </table:table-cell>
          <table:table-cell table:style-name="ce21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1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 'Dublicate NamedElement “xyz” in Region Main_region'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11</text:p>
          </table:table-cell>
          <table:table-cell table:style-name="ce6" office:value-type="string" calcext:value-type="string">
            <text:p>Copy &amp; Paste</text:p>
          </table:table-cell>
          <table:table-cell table:style-name="ce6" office:value-type="string" calcext:value-type="string">
            <text:p>T2.10</text:p>
          </table:table-cell>
          <table:table-cell table:style-name="ce21" office:value-type="string" calcext:value-type="string">
            <text:p>Select the main region</text:p>
            <text:p>Select <text:span text:style-name="T1">Edit-&gt;Copy</text:span> (CTRL+C) 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1" office:value-type="string" calcext:value-type="string">
            <text:p>Region should be copied with all including elem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2.12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T2.11</text:p>
          </table:table-cell>
          <table:table-cell table:style-name="ce21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1" office:value-type="string" calcext:value-type="string">
            <text:p>All elements should be remov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2.1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2</text:p>
          </table:table-cell>
          <table:table-cell table:style-name="ce21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1" office:value-type="string" calcext:value-type="string">
            <text:p>Statechart Staircase should be displayed as child with icon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2">
          <table:table-cell table:style-name="ce6" office:value-type="string" calcext:value-type="string">
            <text:p>T2.13.1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</text:p>
          </table:table-cell>
          <table:table-cell table:style-name="ce21" office:value-type="string" calcext:value-type="string">
            <text:p>Expand the Statechart Staircase entry in the tree view</text:p>
            <text:p/>
          </table:table-cell>
          <table:table-cell table:style-name="ce21" office:value-type="string" calcext:value-type="string">
            <text:p>The two interfaces and the region should be display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2">
          <table:table-cell table:style-name="ce6" office:value-type="string" calcext:value-type="string">
            <text:p>T2.13.2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1</text:p>
          </table:table-cell>
          <table:table-cell table:style-name="ce21" office:value-type="string" calcext:value-type="string">
            <text:p>Expand the interface entries in the tree view</text:p>
            <text:p/>
          </table:table-cell>
          <table:table-cell table:style-name="ce21" office:value-type="string" calcext:value-type="string">
            <text:p>The variables and events of the interfaces should be list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8">
          <table:table-cell table:style-name="ce6" office:value-type="string" calcext:value-type="string">
            <text:p>T2.13.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2</text:p>
          </table:table-cell>
          <table:table-cell table:style-name="ce21" office:value-type="string" calcext:value-type="string">
            <text:p>Expand the region entry in the tree view</text:p>
            <text:p/>
          </table:table-cell>
          <table:table-cell table:style-name="ce21" office:value-type="string" calcext:value-type="string">
            <text:p>The initial state and the states LightOff and LightOn should be displayed as children with icon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13.4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3</text:p>
          </table:table-cell>
          <table:table-cell table:style-name="ce21" office:value-type="string" calcext:value-type="string">
            <text:p>Expand the states entries in the tree view</text:p>
            <text:p/>
          </table:table-cell>
          <table:table-cell table:style-name="ce21" office:value-type="string" calcext:value-type="string">
            <text:p>The outgoing transitions of the states should be displayed with icon and trigger/guar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9">
          <table:table-cell table:style-name="ce6" office:value-type="string" calcext:value-type="string">
            <text:p>T3.1</text:p>
          </table:table-cell>
          <table:table-cell table:style-name="ce6" office:value-type="string" calcext:value-type="string">
            <text:p>Run Configur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he TestProject</text:p>
            <text:p>Select <text:span text:style-name="T1">Run-&gt;Run Configurations...</text:span></text:p>
            <text:p>Select <text:span text:style-name="T9">Statechart Simulation</text:span></text:p>
            <text:p>Click on the <text:span text:style-name="T1">New</text:span> button (Upper left corner)</text:p>
            <text:p>Enter <text:span text:style-name="T9">Staircase</text:span> as name</text:p>
            <text:p>Choose <text:span text:style-name="T9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1" office:value-type="string" calcext:value-type="string">
            <text:p>The simulation is started</text:p>
            <text:p>The <text:span text:style-name="T9">SC Simulation</text:span> perspective is enabled</text:p>
            <text:p>State <text:span text:style-name="T9">LightOff</text:span> is highlighted (red)</text:p>
            <text:p>The Declarations View displays the variable <text:span text:style-name="T9">light</text:span> (Value false) and the  event <text:span text:style-name="T9">keypress</text:span></text:p>
          </table:table-cell>
          <table:table-cell table:style-name="ce21"/>
          <table:table-cell table:style-name="ce30"/>
          <table:table-cell table:style-name="ce27" table:number-columns-repeated="1017"/>
        </table:table-row>
        <table:table-row table:style-name="ro20">
          <table:table-cell table:style-name="ce6" office:value-type="string" calcext:value-type="string">
            <text:p>T3.2</text:p>
          </table:table-cell>
          <table:table-cell table:style-name="ce6" office:value-type="string" calcext:value-type="string">
            <text:p>Change the state</text:p>
          </table:table-cell>
          <table:table-cell table:style-name="ce6" office:value-type="string" calcext:value-type="string">
            <text:p>T3.1</text:p>
          </table:table-cell>
          <table:table-cell table:style-name="ce21" office:value-type="string" calcext:value-type="string">
            <text:p>Click on the event <text:span text:style-name="T9">keypress</text:span> in the Declarations View</text:p>
          </table:table-cell>
          <table:table-cell table:style-name="ce25" office:value-type="string" calcext:value-type="string">
            <text:p>State <text:span text:style-name="T9">LightOn</text:span> is highlighted (red)</text:p>
            <text:p>The transition from <text:span text:style-name="T9">LightOff</text:span> to <text:span text:style-name="T9">LightOn</text:span> is colored orange</text:p>
            <text:p>Variable <text:span text:style-name="T9">light</text:span> is set to true</text:p>
            <text:p/>
            <text:p>After 30 seconds state<text:span text:style-name="T9"> LightOff</text:span> and it's incoming transition are highlighted</text:p>
            <text:p>Variable <text:span text:style-name="T9">light</text:span> is set to fals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3.3</text:p>
          </table:table-cell>
          <table:table-cell table:style-name="ce6" office:value-type="string" calcext:value-type="string">
            <text:p>Stop the simulation</text:p>
          </table:table-cell>
          <table:table-cell table:style-name="ce6" office:value-type="string" calcext:value-type="string">
            <text:p>T3.2</text:p>
          </table:table-cell>
          <table:table-cell table:style-name="ce28" office:value-type="string" calcext:value-type="string">
            <text:p>Click on the <text:span text:style-name="T1">Terminate</text:span> button in the Debug View to stop the simulation</text:p>
          </table:table-cell>
          <table:table-cell table:style-name="ce21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1" table:number-rows-repeated="4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04 - Help Integr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3">
          <table:table-cell table:style-name="ce6" office:value-type="string" calcext:value-type="string">
            <text:p>T4.1</text:p>
          </table:table-cell>
          <table:table-cell table:style-name="ce6" office:value-type="string" calcext:value-type="string">
            <text:p>Open Help Documentation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Click on Help-&gt;Help Contents</text:p>
            <text:p>Select Statechart Tools User Guide</text:p>
          </table:table-cell>
          <table:table-cell table:style-name="ce21" office:value-type="string" calcext:value-type="string">
            <text:p>Check if YAKINDU help contains list of cont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3"/>
          <table:table-cell table:style-name="ce32"/>
          <table:table-cell table:style-name="ce23" table:number-columns-repeated="2"/>
          <table:table-cell table:style-name="ce27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31"/>
          <table:table-cell table:style-name="ce23" table:number-columns-repeated="3"/>
          <table:table-cell table:style-name="ce27" table:number-columns-repeated="1017"/>
        </table:table-row>
        <table:table-row table:style-name="ro8" table:number-rows-repeated="6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8">
          <table:table-cell table:style-name="ce6" table:number-columns-repeated="4"/>
          <table:table-cell table:style-name="ce21" table:number-columns-repeated="3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2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1.sct from svn repository</text:p>
          </table:table-cell>
          <table:table-cell table:style-name="ce6" office:value-type="string" calcext:value-type="string">
            <text:p>Open statechart ExpressionError01.sct</text:p>
          </table:table-cell>
          <table:table-cell table:style-name="ce21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3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3.sct from svn repository</text:p>
          </table:table-cell>
          <table:table-cell table:style-name="ce6" office:value-type="string" calcext:value-type="string">
            <text:p>Open statechart ExpressionError03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4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4.sct from svn repository</text:p>
          </table:table-cell>
          <table:table-cell table:style-name="ce6" office:value-type="string" calcext:value-type="string">
            <text:p>Open statechart ExpressionError04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5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5.sct from svn repository</text:p>
          </table:table-cell>
          <table:table-cell table:style-name="ce6" office:value-type="string" calcext:value-type="string">
            <text:p>Open statechart ExpressionError05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6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1.sct from svn repository</text:p>
          </table:table-cell>
          <table:table-cell table:style-name="ce6" office:value-type="string" calcext:value-type="string">
            <text:p>Open statechart StatechartError01.sct</text:p>
          </table:table-cell>
          <table:table-cell table:style-name="ce21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7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2.sct from svn repository</text:p>
          </table:table-cell>
          <table:table-cell table:style-name="ce6" office:value-type="string" calcext:value-type="string">
            <text:p>Open statechart StatechartError02.sct</text:p>
          </table:table-cell>
          <table:table-cell table:style-name="ce21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8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3.sct from svn repository</text:p>
          </table:table-cell>
          <table:table-cell table:style-name="ce6" office:value-type="string" calcext:value-type="string">
            <text:p>Open statechart StatechartError03.sct</text:p>
          </table:table-cell>
          <table:table-cell table:style-name="ce21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5.9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4.sct from svn repository</text:p>
          </table:table-cell>
          <table:table-cell table:style-name="ce6" office:value-type="string" calcext:value-type="string">
            <text:p>Open statechart StatechartError04.sct</text:p>
          </table:table-cell>
          <table:table-cell table:style-name="ce21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10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5.sct from svn repository</text:p>
          </table:table-cell>
          <table:table-cell table:style-name="ce6" office:value-type="string" calcext:value-type="string">
            <text:p>Open statechart StatechartError05.sct</text:p>
          </table:table-cell>
          <table:table-cell table:style-name="ce21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5.11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6.sct from svn repository</text:p>
          </table:table-cell>
          <table:table-cell table:style-name="ce6" office:value-type="string" calcext:value-type="string">
            <text:p>Open statechart StatechartError06.sct</text:p>
          </table:table-cell>
          <table:table-cell table:style-name="ce21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A Choice should have one outgoing default transition”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7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6">
          <table:table-cell table:style-name="ce6" office:value-type="string" calcext:value-type="string">
            <text:p>T6.1</text:p>
          </table:table-cell>
          <table:table-cell table:style-name="ce6" office:value-type="string" calcext:value-type="string">
            <text:p>Extend statechart interface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9">keypress</text:span> trigger</text:p>
            <text:p>Enter an A. before <text:span text:style-name="T9">keypress</text:span> to qualify the event</text:p>
          </table:table-cell>
          <table:table-cell table:style-name="ce21" office:value-type="string" calcext:value-type="string">
            <text:p>Qualified events as transition trigg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7">
          <table:table-cell table:style-name="ce33" office:value-type="string" calcext:value-type="string">
            <text:p>T6.2</text:p>
          </table:table-cell>
          <table:table-cell table:style-name="ce33" office:value-type="string" calcext:value-type="string">
            <text:p>Create another statechart</text:p>
          </table:table-cell>
          <table:table-cell table:style-name="ce33" office:value-type="string" calcext:value-type="string">
            <text:p>T6.1</text:p>
          </table:table-cell>
          <table:table-cell table:style-name="ce34" office:value-type="string" calcext:value-type="string">
            <text:p>Create a new statechart and name it <text:span text:style-name="T9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35" office:value-type="string" calcext:value-type="string">
            <text:p>A new statechart OtherStatechart with two interfaces created 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8">
          <table:table-cell table:style-name="ce6" office:value-type="string" calcext:value-type="string">
            <text:p>T6.3</text:p>
          </table:table-cell>
          <table:table-cell table:style-name="ce6" office:value-type="string" calcext:value-type="string">
            <text:p>Test State Proposals</text:p>
          </table:table-cell>
          <table:table-cell table:style-name="ce6" office:value-type="string" calcext:value-type="string">
            <text:p>T6.2</text:p>
          </table:table-cell>
          <table:table-cell table:style-name="ce21" office:value-type="string" calcext:value-type="string">
            <text:p>Open statechart <text:span text:style-name="T9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5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9">
          <table:table-cell table:style-name="ce6" office:value-type="string" calcext:value-type="string">
            <text:p>T6.4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3</text:p>
          </table:table-cell>
          <table:table-cell table:style-name="ce28" office:value-type="string" calcext:value-type="string">
            <text:p>Select transition with trigger <text:span text:style-name="T9">A.keypress</text:span> Open properties view</text:p>
            <text:p>Move cursor before <text:span text:style-name="T9">A.keypress</text:span> and press CTRL-Space</text:p>
          </table:table-cell>
          <table:table-cell table:style-name="ce36" office:value-type="string" calcext:value-type="string">
            <text:p>Only following proposals should be displayed:</text:p>
            <text:p>- A</text:p>
            <text:p>- B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30">
          <table:table-cell table:style-name="ce6" office:value-type="string" calcext:value-type="string">
            <text:p>T6.5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4</text:p>
          </table:table-cell>
          <table:table-cell table:style-name="ce28" office:value-type="string" calcext:value-type="string">
            <text:p><text:span text:style-name="T10">Move cursor after </text:span><text:span text:style-name="T11">A.keypress</text:span><text:span text:style-name="T10"> and press CTRL-Space</text:span></text:p>
          </table:table-cell>
          <table:table-cell table:style-name="ce36" office:value-type="string" calcext:value-type="string">
            <text:p>Only following proposals should be displayed:</text:p>
            <text:p>- keypress</text:p>
            <text:p>- ,</text:p>
            <text:p>- .</text:p>
            <text:p>- /</text:p>
            <text:p>- [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1">
          <table:table-cell table:style-name="ce33" office:value-type="string" calcext:value-type="string">
            <text:p>T7.1</text:p>
          </table:table-cell>
          <table:table-cell table:style-name="ce38" office:value-type="string" calcext:value-type="string">
            <text:p>Create Xpand Generator</text:p>
          </table:table-cell>
          <table:table-cell table:style-name="ce38" office:value-type="string" calcext:value-type="string">
            <text:p>T2.6</text:p>
            <text:p>Xpand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9">TestProject.generator.xpand</text:span> as Project name</text:p>
            <text:p>Check Configure for Plugin Export with following settings:</text:p>
            <text:p>- Generator ID: <text:span text:style-name="T9">custom::xpand</text:span></text:p>
            <text:p>- Generator name: <text:span text:style-name="T9">xpand text generator</text:span></text:p>
            <text:p>- Generator class: <text:span text:style-name="T9">testproject.generator.xpand.TextGenerator</text:span></text:p>
            <text:p>- Generator description: <text:span text:style-name="T9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5" office:value-type="string" calcext:value-type="string">
            <text:p>Project TestProject.generator.xpand created in workspace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7">
          <table:table-cell table:style-name="ce6" office:value-type="string" calcext:value-type="string">
            <text:p>T7.2</text:p>
          </table:table-cell>
          <table:table-cell table:style-name="ce38" office:value-type="string" calcext:value-type="string">
            <text:p>Create Xtend2/Java Generator</text:p>
          </table:table-cell>
          <table:table-cell table:style-name="ce38" office:value-type="string" calcext:value-type="string">
            <text:p>T2.6</text:p>
            <text:p>Xtext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9">TestProject.generator.xtend</text:span> as Project name</text:p>
            <text:p>Enter <text:span text:style-name="T9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5" office:value-type="string" calcext:value-type="string">
            <text:p>TestProject.generator.xtend created in workspace</text:p>
            <text:p/>
          </table:table-cell>
          <table:table-cell table:style-name="ce34" table:number-columns-repeated="2"/>
          <table:table-cell table:style-name="ce27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22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7">
          <table:table-cell table:style-name="ce33" office:value-type="string" calcext:value-type="string">
            <text:p>T8.1</text:p>
          </table:table-cell>
          <table:table-cell table:style-name="ce38" office:value-type="string" calcext:value-type="string">
            <text:p>Create Generator Model</text:p>
            <text:p>for Java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Java.sgen</text:span> created with initial settings</text:p>
            <text:p>Folder <text:span text:style-name="T9">src-gen</text:span> created by builder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2">
          <table:table-cell table:style-name="ce33" office:value-type="string" calcext:value-type="string">
            <text:p>T8.1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Open file <text:span text:style-name="T9">StaircaseJava.sgen</text:span></text:p>
            <text:p>Change targetFolder to <text:span text:style-name="T9">src-gen-java</text:span></text:p>
          </table:table-cell>
          <table:table-cell table:style-name="ce35" office:value-type="string" calcext:value-type="string">
            <text:p>Folder <text:span text:style-name="T9">src-gen-java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2">
          <table:table-cell table:style-name="ce33" office:value-type="string" calcext:value-type="string">
            <text:p>T8.1.2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Click on feature 'Outlet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3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Debug' to sgen file</text:p>
            <text:p>Click on feature 'Debug'</text:p>
          </table:table-cell>
          <table:table-cell table:style-name="ce39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4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FunctionInlining' to sgen file</text:p>
            <text:p>Click on feature 'FunctionInlin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5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GeneralFeatures' to sgen file</text:p>
            <text:p>Click on feature 'GeneralFeatures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6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LicenseHeader' to sgen file</text:p>
            <text:p>Click on feature 'LicenseHeader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7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Naming' to sgen file</text:p>
            <text:p>Click on feature 'Nam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7">
          <table:table-cell table:style-name="ce6" office:value-type="string" calcext:value-type="string">
            <text:p>T8.2</text:p>
          </table:table-cell>
          <table:table-cell table:style-name="ce6" office:value-type="string" calcext:value-type="string">
            <text:p>Create Generator Model</text:p>
            <text:p>For C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C.sgen</text:span> created with initial settings</text:p>
            <text:p>Folder <text:span text:style-name="T9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33" office:value-type="string" calcext:value-type="string">
            <text:p>T8.2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9">StaircaseC.sgen</text:span></text:p>
            <text:p>Change targetFolder to <text:span text:style-name="T9">src-gen-c</text:span></text:p>
          </table:table-cell>
          <table:table-cell table:style-name="ce35" office:value-type="string" calcext:value-type="string">
            <text:p>Folder <text:span text:style-name="T9">src-gen-c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5">
          <table:table-cell table:style-name="ce6" office:value-type="string" calcext:value-type="string">
            <text:p>T8.3</text:p>
          </table:table-cell>
          <table:table-cell table:style-name="ce6" office:value-type="string" calcext:value-type="string">
            <text:p>[IGNORE as long as no C++ generator is available]</text:p>
            <text:p>Create Generator Model</text:p>
            <text:p>for C++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9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C++.sgen</text:span> created with initial settings</text:p>
            <text:p>Folder <text:span text:style-name="T9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33" office:value-type="string" calcext:value-type="string">
            <text:p>T8.3.1</text:p>
          </table:table-cell>
          <table:table-cell table:style-name="ce38" office:value-type="string" calcext:value-type="string">
            <text:p>[IGNORE as long as no C++ generator is available]</text:p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9">StaircaseC++.sgen</text:span></text:p>
            <text:p>Change targetFolder to <text:span text:style-name="T9">src-gen-cpp</text:span></text:p>
          </table:table-cell>
          <table:table-cell table:style-name="ce35" office:value-type="string" calcext:value-type="string">
            <text:p>Folder <text:span text:style-name="T9">src-gen-cpp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7">
          <table:table-cell table:style-name="ce6" office:value-type="string" calcext:value-type="string">
            <text:p>T8.4</text:p>
          </table:table-cell>
          <table:table-cell table:style-name="ce6" office:value-type="string" calcext:value-type="string">
            <text:p>Create Generator Model</text:p>
            <text:p>for Custom Xpand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Xpa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8.4.1</text:p>
          </table:table-cell>
          <table:table-cell table:style-name="ce6" office:value-type="string" calcext:value-type="string">
            <text:p>Setup Xpand Generator Model</text:p>
          </table:table-cell>
          <table:table-cell table:style-name="ce6" office:value-type="string" calcext:value-type="string">
            <text:p>T8.4</text:p>
          </table:table-cell>
          <table:table-cell table:style-name="ce36" office:value-type="string" calcext:value-type="string">
            <text:p>Open file <text:span text:style-name="T9">StaircaseXpand.sgen and set following features:</text:span></text:p>
            <text:p>- targetFolder = "src-gen-xpand"</text:p>
            <text:p><text:span text:style-name="T12">- templateProject = "TestProject.generator.xpand"</text:span></text:p>
            <text:p><text:span text:style-name="T12">- templatePath = "testproject::generator::xpand::TextGenerator::main"</text:span></text:p>
          </table:table-cell>
          <table:table-cell table:style-name="ce21" office:value-type="string" calcext:value-type="string">
            <text:p>Folder <text:span text:style-name="T9">src-gen-xpand</text:span> with generated code created.</text:p>
          </table:table-cell>
          <table:table-cell table:style-name="ce21" office:value-type="string" calcext:value-type="string">
            <text:p><text:s/></text:p>
          </table:table-cell>
          <table:table-cell table:style-name="ce21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8.5</text:p>
          </table:table-cell>
          <table:table-cell table:style-name="ce6" office:value-type="string" calcext:value-type="string">
            <text:p>Create Generator Model for Custom Xtend/Java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5">file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Xte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8.5.1</text:p>
          </table:table-cell>
          <table:table-cell table:style-name="ce6" office:value-type="string" calcext:value-type="string">
            <text:p>Setup Xtend Generator Model</text:p>
          </table:table-cell>
          <table:table-cell table:style-name="ce6" office:value-type="string" calcext:value-type="string">
            <text:p>T8.5</text:p>
          </table:table-cell>
          <table:table-cell table:style-name="ce36" office:value-type="string" calcext:value-type="string">
            <text:p>Open file <text:span text:style-name="T9">StaircaseXtend.sgen and set following features:</text:span></text:p>
            <text:p>- targetFolder = "src-gen-xtend"</text:p>
            <text:p><text:span text:style-name="T12">- generatorProject = "TestProject.generator.xtend"</text:span></text:p>
            <text:p><text:span text:style-name="T12">- generatorClass = "testproject.generator.xtend.XtendGenerator"</text:span></text:p>
          </table:table-cell>
          <table:table-cell table:style-name="ce21" office:value-type="string" calcext:value-type="string">
            <text:p>Folder <text:span text:style-name="T9">src-gen-xtend</text:span> with generated code created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2">
          <table:table-cell table:style-name="ce7" table:number-columns-repeated="3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1"/>
        <table:table-column table:style-name="co16" table:default-cell-style-name="ce15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ail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ting System:</text:p>
          </table:table-cell>
          <table:table-cell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Yakindu Version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</text:p>
          </table:table-cell>
          <table:table-cell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4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14">
          <table:table-cell table:style-name="ce33" office:value-type="string" calcext:value-type="string">
            <text:p>T9.1</text:p>
          </table:table-cell>
          <table:table-cell table:style-name="ce38" office:value-type="string" calcext:value-type="string">
            <text:p>Statechart Proposals <text:s/>and documentation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Statechart Properties view.</text:p>
            <text:p>Hit Ctrl+Space</text:p>
            <text:p>Expected proposals: “internal”, “interface”, “namespace”</text:p>
            <text:p>Check if the proper documentation is displayed for every proposal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34" table:number-columns-repeated="2"/>
        </table:table-row>
        <table:table-row table:style-name="ro5">
          <table:table-cell table:style-name="ce33" office:value-type="string" calcext:value-type="string">
            <text:p>T9.1.1</text:p>
          </table:table-cell>
          <table:table-cell table:style-name="ce38" office:value-type="string" calcext:value-type="string">
            <text:p>Statechart Proposals <text:s/>- interface</text:p>
          </table:table-cell>
          <table:table-cell table:style-name="ce33" office:value-type="string" calcext:value-type="string">
            <text:p>T9.1</text:p>
          </table:table-cell>
          <table:table-cell table:style-name="ce34" office:value-type="string" calcext:value-type="string">
            <text:p>enter “interface” and hit Ctrl+Space</text:p>
            <text:p>Expected proposals: “ : ” , “Name-”</text:p>
          </table:table-cell>
          <table:table-cell table:style-name="ce35"/>
          <table:table-cell table:style-name="ce34" table:number-columns-repeated="2"/>
        </table:table-row>
        <table:table-row table:style-name="ro9">
          <table:table-cell table:style-name="ce33" office:value-type="string" calcext:value-type="string">
            <text:p>T9.1.2</text:p>
          </table:table-cell>
          <table:table-cell table:style-name="ce6" office:value-type="string" calcext:value-type="string">
            <text:p>Statechart Proposals – internal</text:p>
          </table:table-cell>
          <table:table-cell table:style-name="ce6" office:value-type="string" calcext:value-type="string">
            <text:p>T9.1</text:p>
          </table:table-cell>
          <table:table-cell table:style-name="ce21" office:value-type="string" calcext:value-type="string">
            <text:p>enter “internal” and hit Ctrl+Space</text:p>
            <text:p>Expected proposals: “ : “</text:p>
          </table:table-cell>
          <table:table-cell table:style-name="ce35"/>
          <table:table-cell table:style-name="ce21" table:number-columns-repeated="2"/>
        </table:table-row>
        <table:table-row table:style-name="ro9">
          <table:table-cell table:style-name="ce33" office:value-type="string" calcext:value-type="string">
            <text:p>T9.1.3</text:p>
          </table:table-cell>
          <table:table-cell table:style-name="ce38" office:value-type="string" calcext:value-type="string">
            <text:p>Statechart Proposals – Namespace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enter “namespace” and hit Ctrl+Space</text:p>
            <text:p>Expected proposals : </text:p>
          </table:table-cell>
          <table:table-cell table:style-name="ce35"/>
          <table:table-cell table:style-name="ce34" table:number-columns-repeated="2"/>
        </table:table-row>
        <table:table-row table:style-name="ro30">
          <table:table-cell table:style-name="ce33" office:value-type="string" calcext:value-type="string">
            <text:p>T9.2</text:p>
          </table:table-cell>
          <table:table-cell table:style-name="ce6" office:value-type="string" calcext:value-type="string">
            <text:p>Transition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32">
          <table:table-cell table:style-name="ce33" office:value-type="string" calcext:value-type="string">
            <text:p>T9.2.1</text:p>
          </table:table-cell>
          <table:table-cell table:style-name="ce38" office:value-type="string" calcext:value-type="string">
            <text:p>Transition proposals after “after”</text:p>
          </table:table-cell>
          <table:table-cell table:style-name="ce33" office:value-type="string" calcext:value-type="string">
            <text:p>T9.2</text:p>
          </table:table-cell>
          <table:table-cell table:style-name="ce34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32">
          <table:table-cell table:style-name="ce33" office:value-type="string" calcext:value-type="string">
            <text:p>T9.2.2</text:p>
          </table:table-cell>
          <table:table-cell table:style-name="ce6" office:value-type="string" calcext:value-type="string">
            <text:p>Transition proposals after “every”</text:p>
          </table:table-cell>
          <table:table-cell table:style-name="ce6" office:value-type="string" calcext:value-type="string">
            <text:p>T9.2</text:p>
          </table:table-cell>
          <table:table-cell table:style-name="ce21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21" table:number-columns-repeated="2"/>
        </table:table-row>
        <table:table-row table:style-name="ro24">
          <table:table-cell table:style-name="ce33" office:value-type="string" calcext:value-type="string">
            <text:p>T9.3</text:p>
          </table:table-cell>
          <table:table-cell table:style-name="ce6" office:value-type="string" calcext:value-type="string">
            <text:p>State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36" office:value-type="string" calcext:value-type="string">
            <text:p>Select State Properties view. Hit Ctrl+Space.</text:p>
            <text:p>Expected proposals: “after”, “always”, “default”, “else”, “entry”, “every”, “exit”, “oncycle”   Check if the proper documentation is displayed for every proposal</text:p>
          </table:table-cell>
          <table:table-cell table:style-name="ce21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14">
          <table:table-cell table:style-name="ce33" office:value-type="string" calcext:value-type="string">
            <text:p>T9.3.1</text:p>
          </table:table-cell>
          <table:table-cell table:style-name="ce38" office:value-type="string" calcext:value-type="string">
            <text:p>State proposals after “after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after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14">
          <table:table-cell table:style-name="ce33" office:value-type="string" calcext:value-type="string">
            <text:p>T9.3.3</text:p>
          </table:table-cell>
          <table:table-cell table:style-name="ce38" office:value-type="string" calcext:value-type="string">
            <text:p>State proposals after “every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every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</table:table>
      <table:table table:name="Yakindu SCT Testcase 10 - ExampleFil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2">
          <table:table-cell table:style-name="ce33" office:value-type="string" calcext:value-type="string">
            <text:p>T10.1</text:p>
          </table:table-cell>
          <table:table-cell table:style-name="ce38" office:value-type="string" calcext:value-type="string">
            <text:p>Create Example File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5" office:value-type="string" calcext:value-type="string">
            <text:p>The Trafficlight Example is created into the workspace </text:p>
          </table:table-cell>
          <table:table-cell table:style-name="ce34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1 - Operations" table:style-name="ta1">
        <office:forms form:automatic-focus="false" form:apply-design-mode="false"/>
        <table:table-column table:style-name="co3" table:default-cell-style-name="Default"/>
        <table:table-column table:style-name="co20" table:default-cell-style-name="ce1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Date of Test:</text:p>
          </table:table-cell>
          <table:table-cell table:style-name="ce14" table:formula="of:=[$'Yakindu SCT Test Report Setup'.$B2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4"/>
          <table:table-cell table:number-columns-repeated="4"/>
        </table:table-row>
        <table:table-row table:style-name="ro3">
          <table:table-cell/>
          <table:table-cell office:value-type="string" calcext:value-type="string">
            <text:p>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urname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mail:</text:p>
          </table:table-cell>
          <table:table-cell table:formula="of:=[$'Yakindu SCT Test Report Setup'.B6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Operating System: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Yakindu Version</text:p>
          </table:table-cell>
          <table:table-cell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clipse Version</text:p>
          </table:table-cell>
          <table:table-cell table:formula="of:=[$'Yakindu SCT Test Report Setup'.B10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3">
          <table:table-cell table:style-name="ce33" office:value-type="string" calcext:value-type="string">
            <text:p>T11.1</text:p>
          </table:table-cell>
          <table:table-cell table:style-name="ce38" office:value-type="string" calcext:value-type="string">
            <text:p>Preparations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Create new Class with following contend:</text:p>
            <text:p><text:span text:style-name="T13">import</text:span><text:span text:style-name="T14"> java.io.IOException;</text:span></text:p>
            <text:p/>
            <text:p><text:span text:style-name="T13">public</text:span><text:span text:style-name="T14"> </text:span><text:span text:style-name="T15">class</text:span><text:span text:style-name="T14"> Operations {</text:span></text:p>
            <text:p/>
            <text:p><text:span text:style-name="T13">public</text:span><text:span text:style-name="T14"> </text:span><text:span text:style-name="T15">int</text:span><text:span text:style-name="T14"> returnFive(){</text:span></text:p>
            <text:p><text:span text:style-name="T13">return</text:span><text:span text:style-name="T14"> 5;</text:span></text:p>
            <text:p><text:span text:style-name="T14">}</text:span></text:p>
            <text:p><text:span text:style-name="T13">public</text:span><text:span text:style-name="T14"> </text:span><text:span text:style-name="T15">void</text:span><text:span text:style-name="T14">  throwUncheckedException() {</text:span></text:p>
            <text:p><text:span text:style-name="T13">throw</text:span><text:span text:style-name="T14"> </text:span><text:span text:style-name="T15">new</text:span><text:span text:style-name="T14"> RuntimeException("Runtime Exception in executed code");</text:span></text:p>
            <text:p><text:span text:style-name="T14">}</text:span></text:p>
            <text:p/>
            <text:p><text:span text:style-name="T13">public</text:span><text:span text:style-name="T14"> </text:span><text:span text:style-name="T15">void</text:span><text:span text:style-name="T14"> throwCheckedExcepton() </text:span><text:span text:style-name="T15">throws</text:span><text:span text:style-name="T14"> IOException {</text:span></text:p>
            <text:p><text:span text:style-name="T13">throw</text:span><text:span text:style-name="T14"> </text:span><text:span text:style-name="T15">new</text:span><text:span text:style-name="T14"> IOException("IOException in executed code");</text:span></text:p>
            <text:p><text:span text:style-name="T14">}</text:span></text:p>
            <text:p><text:span text:style-name="T14">}</text:span></text:p>
            <text:p><text:span text:style-name="T14">Right click on Staircase.sct → Run as... → Run Configurations → enter “Operations” as operations class</text:span></text:p>
            <text:p><text:span text:style-name="T14">Open Staircase.sct and add to internal scope:</text:span></text:p>
            <text:p><text:span text:style-name="T13">operation</text:span><text:span text:style-name="T14"> returnFive():integer</text:span></text:p>
            <text:p><text:span text:style-name="T13">operation</text:span><text:span text:style-name="T14"> throwUncheckedException(): void</text:span></text:p>
            <text:p><text:span text:style-name="T13">operation</text:span><text:span text:style-name="T14"> throwCheckedException():void</text:span></text:p>
            <text:p><text:span text:style-name="T13">operation</text:span><text:span text:style-name="T14"> unsupportedMethod():void</text:span></text:p>
            <text:p/>
          </table:table-cell>
          <table:table-cell table:style-name="ce35" office:value-type="string" calcext:value-type="string">
            <text:p>Operation Class created and prepared statechart to execute external operations</text:p>
          </table:table-cell>
          <table:table-cell table:style-name="ce34" table:number-columns-repeated="2"/>
        </table:table-row>
        <table:table-row table:style-name="ro34">
          <table:table-cell table:style-name="ce40" office:value-type="string" calcext:value-type="string">
            <text:p>T11.2</text:p>
          </table:table-cell>
          <table:table-cell table:style-name="ce41" office:value-type="string" calcext:value-type="string">
            <text:p>Calling a valid operation during statechat execution</text:p>
          </table:table-cell>
          <table:table-cell table:style-name="ce42" office:value-type="string" calcext:value-type="string">
            <text:p>T11.1</text:p>
          </table:table-cell>
          <table:table-cell table:style-name="ce42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42" office:value-type="string" calcext:value-type="string">
            <text:p>The operation is executed → state changes after 5 sec</text:p>
          </table:table-cell>
          <table:table-cell table:style-name="ce43" table:number-columns-repeated="2"/>
        </table:table-row>
        <table:table-row table:style-name="ro5">
          <table:table-cell table:style-name="ce40" office:value-type="string" calcext:value-type="string">
            <text:p>T11.3</text:p>
          </table:table-cell>
          <table:table-cell table:style-name="ce41" office:value-type="string" calcext:value-type="string">
            <text:p>Runtime Exception during execution</text:p>
          </table:table-cell>
          <table:table-cell table:style-name="ce42" office:value-type="string" calcext:value-type="string">
            <text:p>T11.1</text:p>
          </table:table-cell>
          <table:table-cell table:style-name="ce42" office:value-type="string" calcext:value-type="string">
            <text:p>open Staircase.sct edit state LigthOn:</text:p>
          </table:table-cell>
          <table:table-cell table:style-name="ce42" office:value-type="string" calcext:value-type="string">
            <text:p>The operation is executed →</text:p>
            <text:p> a PopUp indicates that an exception occurs and asks to terminate or </text:p>
            <text:p>Relaunch the statechart. </text:p>
          </table:table-cell>
          <table:table-cell table:style-name="ce43" table:number-columns-repeated="2"/>
        </table:table-row>
        <table:table-row table:style-name="ro34">
          <table:table-cell table:style-name="ce40" office:value-type="string" calcext:value-type="string">
            <text:p>T11.4</text:p>
          </table:table-cell>
          <table:table-cell table:style-name="ce41" office:value-type="string" calcext:value-type="string">
            <text:p>CheckedException during execution</text:p>
          </table:table-cell>
          <table:table-cell table:style-name="ce42" office:value-type="string" calcext:value-type="string">
            <text:p>T11.1</text:p>
          </table:table-cell>
          <table:table-cell table:style-name="ce42" office:value-type="string" calcext:value-type="string">
            <text:p>Change expression to „entry / throwCheckedException() → run simulation</text:p>
          </table:table-cell>
          <table:table-cell table:style-name="ce42" office:value-type="string" calcext:value-type="string">
            <text:p>The operation is executed → a PopUp indicates that an exception occurs</text:p>
            <text:p> And asks to terminate or relaunch the statechart. </text:p>
          </table:table-cell>
          <table:table-cell table:style-name="ce43" table:number-columns-repeated="2"/>
        </table:table-row>
        <table:table-row table:style-name="ro23">
          <table:table-cell table:style-name="ce40" office:value-type="string" calcext:value-type="string">
            <text:p>T11.5</text:p>
          </table:table-cell>
          <table:table-cell table:style-name="ce41" office:value-type="string" calcext:value-type="string">
            <text:p>Try to call a Method that dose not exist</text:p>
          </table:table-cell>
          <table:table-cell table:style-name="ce42" office:value-type="string" calcext:value-type="string">
            <text:p>T11.1</text:p>
          </table:table-cell>
          <table:table-cell table:style-name="ce42" office:value-type="string" calcext:value-type="string">
            <text:p>open Staircase.sct edit state LigthOn:</text:p>
            <text:p>Change expression to “entry / unsupportedMethod() → run simulation</text:p>
          </table:table-cell>
          <table:table-cell table:style-name="ce42" office:value-type="string" calcext:value-type="string">
            <text:p>The operation is executed → a PopUp indicates that the method is not</text:p>
            <text:p> Supported  and asks to terminate or relaunch the statechart. </text:p>
          </table:table-cell>
          <table:table-cell table:style-name="ce43" table:number-columns-repeated="2"/>
        </table:table-row>
        <table:table-row table:style-name="ro2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</table:table>
      <table:table table:name="Yakindu SCT Testcase 12 - Refactoring" table:style-name="ta1">
        <office:forms form:automatic-focus="false" form:apply-design-mode="false"/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5">
          <table:table-cell table:style-name="ce33" office:value-type="string" calcext:value-type="string">
            <text:p>T12.1</text:p>
          </table:table-cell>
          <table:table-cell table:style-name="ce38" office:value-type="string" calcext:value-type="string">
            <text:p>Group States Into Composite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  <text:p/>
            <text:p/>
            <text:p/>
            <text:p> </text:p>
            <text:p/>
          </table:table-cell>
          <table:table-cell table:style-name="ce35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4">
          <table:table-cell table:style-name="ce33" office:value-type="string" calcext:value-type="string">
            <text:p>T12.1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1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0">
          <table:table-cell table:style-name="ce6" office:value-type="string" calcext:value-type="string">
            <text:p>T12.2</text:p>
          </table:table-cell>
          <table:table-cell table:style-name="ce6" office:value-type="string" calcext:value-type="string">
            <text:p>Extract Subdiagram</text:p>
          </table:table-cell>
          <table:table-cell table:style-name="ce6" office:value-type="string" calcext:value-type="string">
            <text:p>T12.1</text:p>
          </table:table-cell>
          <table:table-cell table:style-name="ce21" office:value-type="string" calcext:value-type="string">
            <text:p>Select composite state “LightSwitch”</text:p>
            <text:p>Right click → Refactor → 'Extract Subdiagram'</text:p>
            <text:p>Hoover over the 'sub diagram' – decorator  </text:p>
            <text:p>Click on the 'sub diagram' – decorator in the lower right corner to open the subdiagram.</text:p>
          </table:table-cell>
          <table:table-cell table:style-name="ce35" office:value-type="string" calcext:value-type="string">
            <text:p>No specification errors should appear </text:p>
            <text:p>hoover→ preview image of the sub diagram is displayed</text:p>
            <text:p>Click → sub diagram opens in a additional  editor tab</text:p>
            <text:p/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4">
          <table:table-cell table:style-name="ce33" office:value-type="string" calcext:value-type="string">
            <text:p>T12.2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2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4">
          <table:table-cell table:style-name="ce6" office:value-type="string" calcext:value-type="string">
            <text:p>T12.3</text:p>
          </table:table-cell>
          <table:table-cell table:style-name="ce6" office:value-type="string" calcext:value-type="string">
            <text:p>Inline Subdiagram</text:p>
          </table:table-cell>
          <table:table-cell table:style-name="ce6" office:value-type="string" calcext:value-type="string">
            <text:p>T12.2</text:p>
          </table:table-cell>
          <table:table-cell table:style-name="ce21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35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4">
          <table:table-cell table:style-name="ce33" office:value-type="string" calcext:value-type="string">
            <text:p>T12.3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3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13 - State Templates" table:style-name="ta1"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6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7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6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8">
          <table:table-cell table:style-name="ce44" office:value-type="string" calcext:value-type="string">
            <text:p>T13.1</text:p>
          </table:table-cell>
          <table:table-cell table:style-name="ce38" office:value-type="string" calcext:value-type="string">
            <text:p>State Templates available</text:p>
          </table:table-cell>
          <table:table-cell table:style-name="ce33"/>
          <table:table-cell table:style-name="ce34" office:value-type="string" calcext:value-type="string">
            <text:p>Select a state ans hit CTRL + space </text:p>
            <text:p/>
            <text:p/>
            <text:p/>
            <text:p/>
            <text:p> </text:p>
            <text:p/>
          </table:table-cell>
          <table:table-cell table:style-name="ce35" office:value-type="string" calcext:value-type="string">
            <text:p>A completion window should appear with the following entries: Add composite behaviour, Add orthogonal behaviour, Add outgoing state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9">
          <table:table-cell table:style-name="ce33" office:value-type="string" calcext:value-type="string">
            <text:p>T13.2</text:p>
          </table:table-cell>
          <table:table-cell table:style-name="ce38" office:value-type="string" calcext:value-type="string">
            <text:p>Add composite behaviour</text:p>
          </table:table-cell>
          <table:table-cell table:style-name="ce33"/>
          <table:table-cell table:style-name="ce34" office:value-type="string" calcext:value-type="string">
            <text:p>Execute the 'Add Composite Behavior' template</text:p>
          </table:table-cell>
          <table:table-cell table:style-name="ce35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9">
          <table:table-cell table:style-name="ce6" office:value-type="string" calcext:value-type="string">
            <text:p>T13.3</text:p>
          </table:table-cell>
          <table:table-cell table:style-name="ce6" office:value-type="string" calcext:value-type="string">
            <text:p>Add orthogonal behavior</text:p>
          </table:table-cell>
          <table:table-cell table:style-name="ce6"/>
          <table:table-cell table:style-name="ce34" office:value-type="string" calcext:value-type="string">
            <text:p>Execute the <text:s/>'Add Orthogonal Behavior' template</text:p>
          </table:table-cell>
          <table:table-cell table:style-name="ce35" office:value-type="string" calcext:value-type="string">
            <text:p>2 subregions should be added to the selected state with an entry, a transition and a substate. The states bounds should enlarge so that the whole content is show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40">
          <table:table-cell table:style-name="ce33"/>
          <table:table-cell table:style-name="ce38" office:value-type="string" calcext:value-type="string">
            <text:p>TBD</text:p>
          </table:table-cell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6" table:number-columns-repeated="3"/>
          <table:table-cell table:style-name="ce21"/>
          <table:table-cell table:style-name="ce35"/>
          <table:table-cell table:style-name="ce21" table:number-columns-repeated="2"/>
          <table:table-cell table:style-name="ce27" table:number-columns-repeated="1017"/>
        </table:table-row>
        <table:table-row table:style-name="ro41">
          <table:table-cell table:style-name="ce33"/>
          <table:table-cell table:style-name="ce38"/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.00.0000</text:date>, <text:time style:data-style-name="N2" text:time-value="16:25:32.63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4-07-03T17:00:17.147000000</dc:date>
    <meta:editing-duration>P1DT9H10M48S</meta:editing-duration>
    <meta:editing-cycles>247</meta:editing-cycles>
    <meta:generator>LibreOffice/4.2.4.2$Windows_x86 LibreOffice_project/63150712c6d317d27ce2db16eb94c2f3d7b699f8</meta:generator>
    <meta:printed-by>Markus Mühlbrandt</meta:printed-by>
    <meta:print-date>2012-12-17T08:14:54</meta:print-date>
    <meta:document-statistic meta:table-count="14" meta:cell-count="704" meta:object-count="0"/>
  </office:meta>
</office:document-meta>
</file>